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ObjectFactory.getObjectInstance( Object obj , Name name , Context nameCtx , Hashtable environment , Attributes att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ProfileObjectFactory.getObjectInstance( Object obj , Name name , Context nameCtx , Hashtable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ObjectFactory.parseBoolean( String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